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2" svg:font-family="Courier" style:font-family-generic="modern" style:font-pitch="fixed"/>
    <style:font-face style:name="Courier" svg:font-family="Courier" style:font-adornments="Bold" style:font-family-generic="modern" style:font-pitch="fixed"/>
    <style:font-face style:name="Courier1" svg:font-family="Courier" style:font-adornments="Regular" style:font-family-generic="modern" style:font-pitch="fixed"/>
    <style:font-face style:name="Nimbus Roman No9 L" svg:font-family="'Nimbus Roman No9 L'" style:font-family-generic="roman" style:font-pitch="variable"/>
    <style:font-face style:name="Nimbus Roman No9 L1" svg:font-family="'Nimbus Roman No9 L'" style:font-adornments="Regular"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migration" style:family="table">
      <style:table-properties style:width="5.2403in" fo:margin-left="1.0097in" fo:margin-right="0in" table:align="margins"/>
    </style:style>
    <style:style style:name="migration.A" style:family="table-column">
      <style:table-column-properties style:column-width="5.2403in" style:rel-column-width="65535*"/>
    </style:style>
    <style:style style:name="migration.A1" style:family="table-cell">
      <style:table-cell-properties fo:padding="0.0382in" fo:border="0.0007in solid #000000"/>
    </style:style>
    <style:style style:name="Table2" style:family="table">
      <style:table-properties style:width="5.2403in" fo:margin-left="1.0097in" fo:margin-right="0in" table:align="margins"/>
    </style:style>
    <style:style style:name="Table2.A" style:family="table-column">
      <style:table-column-properties style:column-width="5.2403in" style:rel-column-width="65535*"/>
    </style:style>
    <style:style style:name="Table2.A1" style:family="table-cell">
      <style:table-cell-properties fo:padding="0.0382in" fo:border="0.0007in solid #000000"/>
    </style:style>
    <style:style style:name="Table1" style:family="table" style:master-page-name="">
      <style:table-properties style:width="5.2403in" fo:margin-left="1.0097in" fo:margin-right="0in" style:page-number="0" table:align="margins"/>
    </style:style>
    <style:style style:name="Table1.A" style:family="table-column">
      <style:table-column-properties style:column-width="5.2403in" style:rel-column-width="65535*"/>
    </style:style>
    <style:style style:name="Table1.1" style:family="table-row">
      <style:table-row-properties style:keep-together="true" fo:keep-together="auto"/>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0.0007in solid #000000" fo:border-top="none" fo:border-bottom="0.0007in solid #000000"/>
    </style:style>
    <style:style style:name="Table3" style:family="table">
      <style:table-properties style:width="5.2403in" fo:margin-left="1.0097in" fo:margin-right="0in" table:align="margins"/>
    </style:style>
    <style:style style:name="Table3.A" style:family="table-column">
      <style:table-column-properties style:column-width="5.2403in" style:rel-column-width="65535*"/>
    </style:style>
    <style:style style:name="Table3.A1" style:family="table-cell">
      <style:table-cell-properties fo:padding="0.0382in" fo:border="0.0007in solid #000000"/>
    </style:style>
    <style:style style:name="duplication_5f_command" style:display-name="duplication_command" style:family="table">
      <style:table-properties style:width="5.2396in" table:align="right"/>
    </style:style>
    <style:style style:name="duplication_5f_command.A" style:display-name="duplication_command.A" style:family="table-column">
      <style:table-column-properties style:column-width="5.2396in"/>
    </style:style>
    <style:style style:name="duplication_5f_command.A1" style:display-name="duplication_command.A1" style:family="table-cell">
      <style:table-cell-properties fo:padding="0.0382in" fo:border="0.0007in solid #000000"/>
    </style:style>
    <style:style style:name="duplication_5f_command.A2" style:display-name="duplication_command.A2" style:family="table-cell">
      <style:table-cell-properties fo:padding="0.0382in" fo:border-left="0.0007in solid #000000" fo:border-right="0.0007in solid #000000" fo:border-top="none" fo:border-bottom="0.0007in solid #000000"/>
    </style:style>
    <style:style style:name="Table4" style:family="table">
      <style:table-properties style:width="5.25in" table:align="right"/>
    </style:style>
    <style:style style:name="Table4.A" style:family="table-column">
      <style:table-column-properties style:column-width="5.25in"/>
    </style:style>
    <style:style style:name="Table4.A1" style:family="table-cell">
      <style:table-cell-properties fo:padding="0.0382in" fo:border="0.0007in solid #000000"/>
    </style:style>
    <style:style style:name="make_5f_original_5f_as_5f_duplicate" style:display-name="make_original_as_duplicate" style:family="table">
      <style:table-properties style:width="5.25in" table:align="right"/>
    </style:style>
    <style:style style:name="make_5f_original_5f_as_5f_duplicate.A" style:display-name="make_original_as_duplicate.A" style:family="table-column">
      <style:table-column-properties style:column-width="5.25in"/>
    </style:style>
    <style:style style:name="make_5f_original_5f_as_5f_duplicate.A1" style:display-name="make_original_as_duplicate.A1" style:family="table-cell">
      <style:table-cell-properties fo:padding="0.0382in" fo:border="0.0007in solid #000000"/>
    </style:style>
    <style:style style:name="Table5" style:family="table">
      <style:table-properties style:width="5.25in" table:align="right"/>
    </style:style>
    <style:style style:name="Table5.A" style:family="table-column">
      <style:table-column-properties style:column-width="5.25in"/>
    </style:style>
    <style:style style:name="Table5.A1" style:family="table-cell">
      <style:table-cell-properties fo:padding="0.0382in" fo:border="0.0007in solid #000000"/>
    </style:style>
    <style:style style:name="Table6" style:family="table">
      <style:table-properties style:width="5.25in" table:align="right"/>
    </style:style>
    <style:style style:name="Table6.A" style:family="table-column">
      <style:table-column-properties style:column-width="5.25in"/>
    </style:style>
    <style:style style:name="Table6.A1" style:family="table-cell">
      <style:table-cell-properties fo:padding="0.0382in" fo:border="0.0007in solid #000000"/>
    </style:style>
    <style:style style:name="swap_5f_original_5f_and_5f_copy_5f_description" style:display-name="swap_original_and_copy_description" style:family="table">
      <style:table-properties style:width="5.25in" table:align="right"/>
    </style:style>
    <style:style style:name="swap_5f_original_5f_and_5f_copy_5f_description.A" style:display-name="swap_original_and_copy_description.A" style:family="table-column">
      <style:table-column-properties style:column-width="5.25in"/>
    </style:style>
    <style:style style:name="swap_5f_original_5f_and_5f_copy_5f_description.A1" style:display-name="swap_original_and_copy_description.A1" style:family="table-cell">
      <style:table-cell-properties fo:padding="0.0382in" fo:border="0.0007in solid #000000"/>
    </style:style>
    <style:style style:name="swap_5f_original_5f_and_5f_copy" style:display-name="swap_original_and_copy" style:family="table">
      <style:table-properties style:width="5.25in" table:align="right"/>
    </style:style>
    <style:style style:name="swap_5f_original_5f_and_5f_copy.A" style:display-name="swap_original_and_copy.A" style:family="table-column">
      <style:table-column-properties style:column-width="5.25in"/>
    </style:style>
    <style:style style:name="swap_5f_original_5f_and_5f_copy.A1" style:display-name="swap_original_and_copy.A1" style:family="table-cell">
      <style:table-cell-properties fo:padding="0.0382in" fo:border="0.0007in solid #000000"/>
    </style:style>
    <style:style style:name="P1" style:family="paragraph" style:parent-style-name="Table_20_Contents">
      <style:paragraph-properties fo:text-align="start" style:justify-single-word="false" fo:padding="0in" fo:border="none" style:shadow="none"/>
    </style:style>
    <style:style style:name="P2" style:family="paragraph" style:parent-style-name="Table_20_Contents">
      <style:paragraph-properties fo:text-align="center" style:justify-single-word="false" fo:padding="0in" fo:border="none" style:shadow="none"/>
    </style:style>
    <style:style style:name="P3" style:family="paragraph" style:parent-style-name="Footer">
      <style:paragraph-properties fo:text-align="start" style:justify-single-word="false"/>
    </style:style>
    <style:style style:name="P4" style:family="paragraph" style:parent-style-name="Footer">
      <style:paragraph-properties fo:margin-left="0in" fo:margin-right="0in" fo:text-indent="0in" style:auto-text-indent="false"/>
    </style:style>
    <style:style style:name="P5" style:family="paragraph" style:parent-style-name="Text_20_body">
      <style:text-properties style:font-name="Courier2"/>
    </style:style>
    <style:style style:name="P6" style:family="paragraph" style:parent-style-name="Text_20_body">
      <style:text-properties style:text-underline-style="none"/>
    </style:style>
    <style:style style:name="P7" style:family="paragraph" style:parent-style-name="Command">
      <style:paragraph-properties fo:margin-top="0.0835in" fo:margin-bottom="0.0835in" text:number-lines="false" text:line-number="0"/>
      <style:text-properties style:font-name="Courier" fo:font-style="normal" fo:font-weight="bold" style:font-style-asian="italic" style:font-weight-asian="normal" style:font-style-complex="italic" style:font-weight-complex="normal"/>
    </style:style>
    <style:style style:name="P8" style:family="paragraph" style:parent-style-name="Table_20_Contents">
      <style:text-properties fo:font-style="italic" style:font-style-asian="italic" style:font-style-complex="italic"/>
    </style:style>
    <style:style style:name="P9" style:family="paragraph" style:parent-style-name="Table_20_Contents">
      <style:text-properties style:font-name="Nimbus Roman No9 L1"/>
    </style:style>
    <style:style style:name="P10" style:family="paragraph" style:parent-style-name="Table_20_Contents">
      <style:paragraph-properties fo:margin-left="0.4925in" fo:margin-right="0in" fo:text-indent="0in" style:auto-text-indent="false"/>
      <style:text-properties fo:font-style="italic" style:font-style-asian="italic" style:font-style-complex="italic"/>
    </style:style>
    <style:style style:name="P11" style:family="paragraph" style:parent-style-name="Command">
      <style:text-properties fo:font-style="normal" fo:font-weight="bold" style:font-style-asian="normal" style:font-weight-asian="bold" style:font-style-complex="normal" style:font-weight-complex="bold"/>
    </style:style>
    <style:style style:name="P12" style:family="paragraph" style:parent-style-name="Table_20_Contents">
      <style:paragraph-properties fo:margin-left="0.75in" fo:margin-right="0in" fo:text-indent="-0.75in" style:auto-text-indent="false"/>
    </style:style>
    <style:style style:name="P13" style:family="paragraph" style:parent-style-name="Table_20_Contents">
      <style:paragraph-properties fo:margin-left="0.75in" fo:margin-right="0in" fo:text-indent="-0.75in" style:auto-text-indent="false">
        <style:tab-stops/>
      </style:paragraph-properties>
    </style:style>
    <style:style style:name="P14" style:family="paragraph" style:parent-style-name="Heading_20_1" style:master-page-name="Right_20_Page">
      <style:paragraph-properties style:page-number="auto"/>
    </style:style>
    <style:style style:name="P15" style:family="paragraph" style:parent-style-name="Table_20_Contents" style:list-style-name="L7">
      <style:text-properties fo:font-style="italic" style:font-style-asian="italic" style:font-style-complex="italic"/>
    </style:style>
    <style:style style:name="P16" style:family="paragraph" style:parent-style-name="Table_20_Contents" style:list-style-name="L7">
      <style:text-properties fo:font-style="italic" style:font-style-asian="italic" style:font-style-complex="italic"/>
    </style:style>
    <style:style style:name="P17" style:family="paragraph" style:parent-style-name="Footer">
      <style:paragraph-properties fo:text-align="start" style:justify-single-word="false"/>
    </style:style>
    <style:style style:name="P18" style:family="paragraph" style:parent-style-name="Footer">
      <style:paragraph-properties fo:margin-left="0in" fo:margin-right="0in" fo:text-indent="0in" style:auto-text-indent="false"/>
    </style:style>
    <style:style style:name="P19" style:family="paragraph" style:parent-style-name="Text_20_body" style:list-style-name="L1"/>
    <style:style style:name="P20" style:family="paragraph" style:parent-style-name="Text_20_body" style:list-style-name="L1">
      <style:text-properties fo:font-weight="bold" style:font-weight-asian="bold" style:font-weight-complex="bold"/>
    </style:style>
    <style:style style:name="P21" style:family="paragraph" style:parent-style-name="Text_20_body" style:list-style-name="L1"/>
    <style:style style:name="P22" style:family="paragraph" style:parent-style-name="Text_20_body" style:list-style-name="L1"/>
    <style:style style:name="P23" style:family="paragraph" style:parent-style-name="Text_20_body" style:list-style-name="L1"/>
    <style:style style:name="P24" style:family="paragraph" style:parent-style-name="Text_20_body" style:list-style-name="L3"/>
    <style:style style:name="P25" style:family="paragraph" style:parent-style-name="Text_20_body" style:list-style-name="L3"/>
    <style:style style:name="P26" style:family="paragraph" style:parent-style-name="Text_20_body" style:list-style-name="L3"/>
    <style:style style:name="P27" style:family="paragraph" style:parent-style-name="Text_20_body" style:list-style-name="L3"/>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4"/>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list-style-name="L5"/>
    <style:style style:name="P34" style:family="paragraph" style:parent-style-name="Text_20_body" style:list-style-name="L5"/>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6"/>
    <style:style style:name="P38" style:family="paragraph" style:parent-style-name="Text_20_body" style:list-style-name="L6"/>
    <style:style style:name="P39" style:family="paragraph" style:parent-style-name="Text_20_body" style:list-style-name="L8"/>
    <style:style style:name="P40" style:family="paragraph" style:parent-style-name="Text_20_body" style:list-style-name="L8"/>
    <style:style style:name="P41" style:family="paragraph" style:parent-style-name="Text_20_body" style:list-style-name="L8"/>
    <style:style style:name="P42" style:family="paragraph" style:parent-style-name="Text_20_body" style:list-style-name="L8"/>
    <style:style style:name="P43" style:family="paragraph" style:parent-style-name="Text_20_body" style:list-style-name="L9"/>
    <style:style style:name="P44" style:family="paragraph" style:parent-style-name="Text_20_body" style:list-style-name="L9"/>
    <style:style style:name="P45" style:family="paragraph" style:parent-style-name="Text_20_body" style:list-style-name="L10"/>
    <style:style style:name="P46" style:family="paragraph" style:parent-style-name="Text_20_body" style:list-style-name="L10"/>
    <style:style style:name="P47" style:family="paragraph" style:parent-style-name="Text_20_body" style:list-style-name="L10"/>
    <style:style style:name="P48" style:family="paragraph" style:parent-style-name="Text_20_body" style:list-style-name="L10"/>
    <style:style style:name="P49" style:family="paragraph" style:parent-style-name="Text_20_body" style:list-style-name="L11"/>
    <style:style style:name="P50" style:family="paragraph" style:parent-style-name="Text_20_body" style:list-style-name="L11"/>
    <style:style style:name="P51" style:family="paragraph" style:parent-style-name="Text_20_body" style:list-style-name="L11"/>
    <style:style style:name="P52" style:family="paragraph" style:parent-style-name="Text_20_body" style:list-style-name="L15"/>
    <style:style style:name="P53" style:family="paragraph" style:parent-style-name="Text_20_body" style:list-style-name="L15"/>
    <style:style style:name="P54" style:family="paragraph" style:parent-style-name="Text_20_body" style:list-style-name="L15"/>
    <style:style style:name="P55" style:family="paragraph" style:parent-style-name="Text_20_body" style:list-style-name="L1">
      <style:paragraph-properties fo:margin-left="0.9846in" fo:margin-right="0in" fo:text-indent="0in" style:auto-text-indent="false"/>
    </style:style>
    <style:style style:name="P56" style:family="paragraph" style:parent-style-name="Text_20_body" style:list-style-name="L12">
      <style:paragraph-properties fo:margin-left="0.9846in" fo:margin-right="0in" fo:text-indent="0in" style:auto-text-indent="false"/>
    </style:style>
    <style:style style:name="P57" style:family="paragraph" style:parent-style-name="Text_20_body" style:list-style-name="L13">
      <style:paragraph-properties fo:margin-left="0.9846in" fo:margin-right="0in" fo:text-indent="0in" style:auto-text-indent="false"/>
    </style:style>
    <style:style style:name="P58" style:family="paragraph" style:parent-style-name="Text_20_body" style:list-style-name="L13">
      <style:paragraph-properties fo:margin-left="0.9846in" fo:margin-right="0in" fo:text-indent="0in" style:auto-text-indent="false"/>
    </style:style>
    <style:style style:name="P59" style:family="paragraph" style:parent-style-name="Text_20_body" style:list-style-name="L13">
      <style:paragraph-properties fo:margin-left="0.9846in" fo:margin-right="0in" fo:text-indent="0in" style:auto-text-indent="false"/>
    </style:style>
    <style:style style:name="P60" style:family="paragraph" style:parent-style-name="Text_20_body" style:list-style-name="L13">
      <style:paragraph-properties fo:margin-left="0.9846in" fo:margin-right="0in" fo:text-indent="0in" style:auto-text-indent="false"/>
    </style:style>
    <style:style style:name="P61" style:family="paragraph" style:parent-style-name="Text_20_body" style:list-style-name="L11">
      <style:paragraph-properties fo:margin-left="0.9846in" fo:margin-right="0in" fo:text-indent="0in" style:auto-text-indent="false"/>
    </style:style>
    <style:style style:name="P62" style:family="paragraph" style:parent-style-name="Text_20_body" style:list-style-name="L14">
      <style:paragraph-properties fo:margin-left="0.9846in" fo:margin-right="0in" fo:text-indent="0in" style:auto-text-indent="false"/>
    </style:style>
    <style:style style:name="P63" style:family="paragraph" style:parent-style-name="Text_20_body" style:list-style-name="L14">
      <style:paragraph-properties fo:margin-left="0.9846in" fo:margin-right="0in" fo:text-indent="0in" style:auto-text-indent="false"/>
    </style:style>
    <style:style style:name="P64" style:family="paragraph" style:parent-style-name="Text_20_body" style:list-style-name="L2">
      <style:paragraph-properties fo:margin-left="0in" fo:margin-right="0in" fo:text-indent="0in" style:auto-text-indent="false"/>
    </style:style>
    <style:style style:name="P65" style:family="paragraph" style:parent-style-name="Text_20_body" style:list-style-name="L2">
      <style:paragraph-properties fo:margin-left="0in" fo:margin-right="0in" fo:text-indent="0in" style:auto-text-indent="false"/>
    </style:style>
    <style:style style:name="P66" style:family="paragraph" style:parent-style-name="Text_20_body" style:list-style-name="L2">
      <style:paragraph-properties fo:margin-left="0in" fo:margin-right="0in" fo:text-indent="0in" style:auto-text-indent="false"/>
    </style:style>
    <style:style style:name="T1" style:family="text">
      <style:text-properties style:font-name="Courier2"/>
    </style:style>
    <style:style style:name="T2" style:family="text">
      <style:text-properties style:font-name="Courier2"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Nimbus Roman No9 L"/>
    </style:style>
    <style:style style:name="T6" style:family="text">
      <style:text-properties style:font-name="Nimbus Roman No9 L" fo:font-weight="bold" style:font-weight-asian="bold" style:font-weight-complex="bold"/>
    </style:style>
    <style:style style:name="T7" style:family="text">
      <style:text-properties style:font-name="Nimbus Roman No9 L" fo:font-weight="normal" style:font-weight-asian="normal" style:font-weight-complex="normal"/>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fo:font-style="normal" style:font-style-asian="normal" style:font-style-complex="normal"/>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1.25in" text:min-label-width="0.25in"/>
      </text:list-level-style-number>
      <text:list-level-style-number text:level="2" text:style-name="Numbering_20_Symbols" style:num-suffix="." style:num-format="1">
        <style:list-level-properties text:space-before="1.5in" text:min-label-width="0.25in"/>
      </text:list-level-style-number>
      <text:list-level-style-number text:level="3" text:style-name="Numbering_20_Symbols" style:num-suffix="." style:num-format="1">
        <style:list-level-properties text:space-before="1.75in" text:min-label-width="0.25in"/>
      </text:list-level-style-number>
      <text:list-level-style-number text:level="4" text:style-name="Numbering_20_Symbols" style:num-suffix="." style:num-format="1">
        <style:list-level-properties text:space-before="2in" text:min-label-width="0.25in"/>
      </text:list-level-style-number>
      <text:list-level-style-number text:level="5" text:style-name="Numbering_20_Symbols" style:num-suffix="." style:num-format="1">
        <style:list-level-properties text:space-before="2.25in" text:min-label-width="0.25in"/>
      </text:list-level-style-number>
      <text:list-level-style-number text:level="6" text:style-name="Numbering_20_Symbols" style:num-suffix="." style:num-format="1">
        <style:list-level-properties text:space-before="2.5in" text:min-label-width="0.25in"/>
      </text:list-level-style-number>
      <text:list-level-style-number text:level="7" text:style-name="Numbering_20_Symbols" style:num-suffix="." style:num-format="1">
        <style:list-level-properties text:space-before="2.75in" text:min-label-width="0.25in"/>
      </text:list-level-style-number>
      <text:list-level-style-number text:level="8" text:style-name="Numbering_20_Symbols" style:num-suffix="." style:num-format="1">
        <style:list-level-properties text:space-before="3in" text:min-label-width="0.25in"/>
      </text:list-level-style-number>
      <text:list-level-style-number text:level="9" text:style-name="Numbering_20_Symbols" style:num-suffix="." style:num-format="1">
        <style:list-level-properties text:space-before="3.25in" text:min-label-width="0.25in"/>
      </text:list-level-style-number>
      <text:list-level-style-number text:level="10" text:style-name="Numbering_20_Symbols" style:num-suffix="." style:num-format="1">
        <style:list-level-properties text:space-before="3.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Migration and Duplication</text:h>
      <text:p text:style-name="Text_20_body">Migration is the task of reading files from one tape then writing them onto another tape with the intend of replacing the original. <text:s/>Usually this is to put them on newer tapes, typically using newer tape technology.</text:p>
      <text:p text:style-name="Text_20_body"/>
      <text:p text:style-name="Text_20_body">Duplication reads original files and instead of replacing the old copies makes the newly written copies a duplicate<text:note text:id="ftn1" text:note-class="footnote"><text:note-citation>1</text:note-citation><text:note-body><text:p text:style-name="Footnote">Encp can make multiple copies (A.K.A. duplicates) of files using the <text:span text:style-name="T1">--copies</text:span> switch. <text:s/>Duplication, as described here, mimics this feature of encp.</text:p></text:note-body></text:note> of the original.</text:p>
      <text:p text:style-name="Text_20_body"/>
      <text:p text:style-name="Text_20_body">Cloning Via Migration occurs when the source media type and destination media type are the same.</text:p>
      <text:p text:style-name="Text_20_body"/>
      <text:p text:style-name="Text_20_body">There are four stages recorded in the progress of file migration or duplication. <text:s/>These states are recored in the <text:span text:style-name="T1">migration</text:span> table in the Enstore DB.</text:p>
      <text:list text:style-name="L1">
        <text:list-item>
          <text:p text:style-name="P19"><text:span text:style-name="T3">Copied</text:span> – the original file(s) has been read from the source tape and written to the new tape.</text:p>
        </text:list-item>
        <text:list-item>
          <text:p text:style-name="P20">Swapped </text:p>
          <text:list>
            <text:list-item>
              <text:p text:style-name="P19">Migration – The meta data has been swapped. This means that the new copy is the one users see from PNFS.</text:p>
            </text:list-item>
            <text:list-item>
              <text:p text:style-name="P19">Duplication – The new file's meta data has be recorded as a duplicate of the original file.</text:p>
            </text:list-item>
          </text:list>
        </text:list-item>
        <text:list-item>
          <text:p text:style-name="P55"><text:span text:style-name="T3">Checked</text:span> – The new copy on the new tape has been read to verify that everything went correctly with reading and writing the file.</text:p>
        </text:list-item>
        <text:list-item>
          <text:p text:style-name="P19"><text:span text:style-name="T3">Closed</text:span> – The file copying and verification is done.</text:p>
        </text:list-item>
      </text:list>
      <text:p text:style-name="Text_20_body">See the <text:span text:style-name="T1">--s</text:span><text:span text:style-name="T1">tatus</text:span> switch for information on these states. <text:s/>If the file copying <text:s text:c="2"/>becomes interrupted; it can safely be restarted and it will pick up where it left off.</text:p>
      <text:p text:style-name="Text_20_body"/>
      <text:p text:style-name="Text_20_body">There are three times that a volume's meta data are modified:</text:p>
      <text:list text:style-name="L2">
        <text:list-item>
          <text:p text:style-name="P64">The original volume is set to <text:span text:style-name="T3">migrating</text:span><text:span text:style-name="T4">, </text:span><text:span text:style-name="T3">duplicating </text:span><text:span text:style-name="T4">or</text:span><text:span text:style-name="T3"> cloning</text:span><text:span text:style-name="T4"> when the first file is attempted to be migrated, duplicated or cloned via migration. <text:s/>This is to prevent additional files being written to the </text:span><text:soft-page-break/><text:span text:style-name="T4">volume while it is being copied.</text:span></text:p>
        </text:list-item>
        <text:list-item>
          <text:p text:style-name="P64">After all files on a original volume are copied and swapped:</text:p>
        </text:list-item>
      </text:list>
      <text:list text:style-name="L3">
        <text:list-item>
          <text:list>
            <text:list-item>
              <text:p text:style-name="P24">The original volume's meta data has its system inhibit set to <text:span text:style-name="T3">migrated</text:span>, <text:span text:style-name="T3">duplicated</text:span><text:span text:style-name="T4"> or </text:span><text:span text:style-name="T3">cloned</text:span><text:span text:style-name="T4">.</text:span></text:p>
            </text:list-item>
            <text:list-item>
              <text:p text:style-name="P24">The original volume's comment is set to record the volumes the files were migrated or duplicated onto.</text:p>
            </text:list-item>
          </text:list>
        </text:list-item>
      </text:list>
      <text:list text:style-name="L2" text:continue-numbering="true">
        <text:list-item>
          <text:p text:style-name="P64">After all the files on the destination volume are copied, swapped, checked and closed:</text:p>
        </text:list-item>
      </text:list>
      <text:list text:style-name="L3">
        <text:list-item text:start-value="1">
          <text:list>
            <text:list-item text:start-value="1">
              <text:p text:style-name="P24">The comment of the new tape is set to recored the volume list that the files were migrated or duplicated from.</text:p>
            </text:list-item>
            <text:list-item>
              <text:p text:style-name="P24">The <text:span text:style-name="T1">migration_history</text:span><text:span text:style-name="T5"> is updated to record the original volume, destination volume and the time stamp this was completed.</text:span></text:p>
            </text:list-item>
            <text:list-item>
              <text:p text:style-name="P24">For migration only: The file_family is set to the non-migration mangled file family. <text:s/>Duplication leaves this value alone because it has already been set to the correct multiple copy mangled file family.</text:p>
            </text:list-item>
          </text:list>
        </text:list-item>
      </text:list>
      <text:p text:style-name="Text_20_body"/>
      <text:p text:style-name="Text_20_body">There are three modes to migration or duplication:</text:p>
      <text:list text:style-name="L4">
        <text:list-item>
          <text:p text:style-name="P29">Copying a list of files. <text:s/>Internally, it is converted to a list of bfids.</text:p>
        </text:list-item>
        <text:list-item>
          <text:p text:style-name="P29">Copying a list of bfids.</text:p>
        </text:list-item>
        <text:list-item>
          <text:p text:style-name="P29">Copying all the files on a list of volumes.</text:p>
        </text:list-item>
      </text:list>
      <text:p text:style-name="Text_20_body">Migrating or duplicating an entire volume's worth of files at one time is usually more efficient.</text:p>
      <text:h text:style-name="Heading_20_2" text:outline-level="2">Preparation</text:h>
      <text:p text:style-name="Text_20_body">Before migrating or duplicating files the following steps are recommended.</text:p>
      <text:list text:style-name="L5">
        <text:list-item>
          <text:p text:style-name="P32">Check that <text:span text:style-name="T1">/pnfs/fs/</text:span> is mounted on the node the migration or duplication will be run on. <text:s/>If multiple PNFS installations are present, make sure the correct one is currently mounted.</text:p>
        </text:list-item>
        <text:list-item>
          <text:p text:style-name="P32">Check that the pnfs tags in the <text:span text:style-name="T1">/pnfs/fs/usr/Migration</text:span> directory contain the correct values. <text:s/>It is strongly recommended that this directory be its own PNFS database.</text:p>
        </text:list-item>
        <text:list-item>
          <text:p text:style-name="P32"><text:soft-page-break/>Use the <text:span text:style-name="T3">enstore info --show-bad</text:span> command to identify any files that will be expected to be unreadable.</text:p>
        </text:list-item>
        <text:list-item>
          <text:p text:style-name="P32">Use the <text:span text:style-name="T3">enstore scan</text:span> command to check the meta data of the source bfids, files or volumes.</text:p>
        </text:list-item>
      </text:list>
      <text:h text:style-name="Heading_20_2" text:outline-level="2">Migration</text:h>
      <text:h text:style-name="Heading_20_3" text:outline-level="3">Reasons for migration</text:h>
      <text:p text:style-name="Text_20_body">Three main reasons exist for migrating data to new tapes.</text:p>
      <text:list text:style-name="L6">
        <text:list-item>
          <text:p text:style-name="P36">Using denser media with faster tape drives.</text:p>
        </text:list-item>
        <text:list-item>
          <text:p text:style-name="P36">Data compaction or “squeezing” of active data files to free up space occupied by deleted files.</text:p>
        </text:list-item>
        <text:list-item>
          <text:p text:style-name="P36">The tape a file(s) is <text:s/>currently on is no longer reliable.</text:p>
        </text:list-item>
      </text:list>
      <text:h text:style-name="Heading_20_3" text:outline-level="3">Migration command</text:h>
      <text:p text:style-name="Text_20_body">Syntax:</text:p>
      <text:p text:style-name="P5"># python migrate.py [ --option [argument] ...] [volume_list] [bfid_list] [file_list]</text:p>
      <text:p text:style-name="P5"># python migrate.py --restore &lt;bfid_list&gt;</text:p>
      <text:p text:style-name="P5"># python migrate.py --restore &lt;volume_list&gt;</text:p>
      <text:p text:style-name="P5"># python migrate.py --scan-vol &lt;volume_list&gt;</text:p>
      <text:p text:style-name="P5">% python migrate.py --status &lt;volume_list&gt;</text:p>
      <text:p text:style-name="P5">% python migrate.py --migrated-from &lt;volume_list&gt;</text:p>
      <text:p text:style-name="P5">% python migrate.py --migrated-to &lt;volume_list&gt;</text:p>
      <text:p text:style-name="Text_20_body"/>
      <text:p text:style-name="Text_20_body">Here is an example of the primary use of this command to migrate three volumes worth of files to new media.<text:note text:id="ftn2" text:note-class="footnote"><text:note-citation>2</text:note-citation><text:note-body><text:p text:style-name="Footnote">The sample command has been split onto two lines with the standard shell continuation character (\).</text:p></text:note-body></text:note></text:p>
      <table:table table:name="migration" table:style-name="migration">
        <table:table-column table:style-name="migration.A"/>
        <table:table-row>
          <table:table-cell table:style-name="migration.A1" office:value-type="string">
            <text:p text:style-name="Command"># python $ENSTORE_DIR/src/migrate.py \ ‑‑spool‑dir /data/data2/Migration_Spool VO0000 VO0001 VO0002</text:p>
          </table:table-cell>
        </table:table-row>
      </table:table>
      <text:p text:style-name="Text_20_body">A return code of zero (0) indicates success migrating all files (or volumes) in the argument list.</text:p>
      <text:p text:style-name="Text_20_body"/>
      <text:p text:style-name="Text_20_body">A volume that has been migrated will have its status set to reflect that it has <text:soft-page-break/>been migrated. <text:s/>The following shows that OLD000 has been migrated to NEW001. <text:s/><text:span text:style-name="T3">Note:</text:span> <text:s/>The comment contains the string “&lt;=” or “=&gt;”. <text:s/>This indicates migration was done. <text:s/>If duplication were performed, this string would be “-&gt;” or “&lt;-” instead. <text:s/><text:span text:style-name="T3">Note</text:span>: A volume's comment field can be changed at any time; especially if a problem with the tape arises. <text:s/>This clobbering means that this can not be the only means used to determine if a volume contains migrated (or duplicated) files.</text:p>
      <text:p text:style-name="Text_20_body"/>
      <table:table table:name="Table2" table:style-name="Table2">
        <table:table-column table:style-name="Table2.A"/>
        <table:table-row>
          <table:table-cell table:style-name="Table2.A1" office:value-type="string">
            <text:p text:style-name="P7">$ enstore info --vol OLD000 | egrep "comment|system_inhibit"</text:p>
            <text:p text:style-name="Output"><text:s/>'comment': '=&gt; NEW001',</text:p>
            <text:p text:style-name="Output"><text:s/>'system_inhibit': ['none', 'migrated'],</text:p>
            <text:p text:style-name="P7">$ enstore info --vol NEW001 | egrep "comment|system_inhibit"</text:p>
            <text:p text:style-name="Output"><text:s/>'comment': '&lt;= OLD000',</text:p>
            <text:p text:style-name="Output"><text:s/>'system_inhibit': ['none', 'none'],</text:p>
          </table:table-cell>
        </table:table-row>
      </table:table>
      <text:p text:style-name="Text_20_body"/>
      <text:p text:style-name="Text_20_body">A log of the migration, everything set to standard out, is also sent to: /var/migration/MigrationLog@&lt;timestamp&gt;#&lt;pid&gt;</text:p>
      <text:p text:style-name="Text_20_body"/>
      <text:p text:style-name="Text_20_body">Options:</text:p>
      <table:table table:name="Table1" table:style-name="Table1">
        <table:table-column table:style-name="Table1.A"/>
        <table:table-row table:style-name="Table1.1">
          <table:table-cell table:style-name="Table1.A1" office:value-type="string">
            <text:p text:style-name="Table_20_Contents">-h, --help</text:p>
            <text:p text:style-name="Table_20_Contents">Prints the options (i. e. Prints this message). <text:s/>Example:</text:p>
            <text:p text:style-name="Command">$ python $ENSTORE_DIR/src/migrate.py –help</text:p>
            <text:p text:style-name="Output">Usage: </text:p>
            <text:p text:style-name="Output"><text:s text:c="7"/>migrate.py [OPTIONS]... [bfid1 [bfid2 [bfid3 ...]]] | [vol1 [vol2 [vol3 ...]]] | [file1 [file2 [file3 ...]]]</text:p>
            <text:p text:style-name="Output"><text:s text:c="7"/>migrate.py [OPTIONS]... --restore [bfid1 [bfid2 [bfid3 ...]] | [vol1 [vol2 [vol3 ...]]]</text:p>
            <text:p text:style-name="Output"><text:s text:c="7"/>migrate.py [OPTIONS]... --scan-vol &lt;vol1 [vol2 [vol3 ...]]&gt;</text:p>
            <text:p text:style-name="Output"><text:s text:c="7"/>migrate.py [OPTIONS]... --migrated-from &lt;vol1 [vol2 [vol3 ...]]&gt;</text:p>
            <text:p text:style-name="Output"><text:s text:c="7"/>migrate.py [OPTIONS]... --migrated-to &lt;vol1 [vol2 [vol3 ...]]&gt;</text:p>
            <text:p text:style-name="Output"><text:s text:c="7"/>migrate.py [OPTIONS]... --status &lt;vol1 [vol2 [vol3 ...]]&gt;</text:p>
            <text:p text:style-name="Output"><text:s text:c="7"/>migrate.py [OPTIONS]... --show &lt;media_type&gt; ...</text:p>
            <text:p text:style-name="Output"/>
            <text:p text:style-name="Output"/>
            <text:p text:style-name="Output"><text:s text:c="7"/>--file-family &lt;FILE_FAMILY&gt; <text:s/>Specify an alternative file family to</text:p>
            <text:p text:style-name="Output"><text:s text:c="29"/>override the pnfs file family tag.</text:p>
            <text:p text:style-name="Output"><text:s text:c="3"/>-h, --help <text:s text:c="15"/>prints this message</text:p>
            <text:p text:style-name="Output"><text:s text:c="7"/>--library &lt;LIBRARY&gt; <text:s text:c="2"/>Specify an alternative library to override the</text:p>
            <text:p text:style-name="Output"><text:s text:c="29"/>pnfs library tag.</text:p>
            <text:p text:style-name="Output"><text:s text:c="7"/>--migrated-from <text:s text:c="6"/>Report the volumes that were copied from this</text:p>
            <text:p text:style-name="Output"><text:s text:c="29"/>volume.</text:p>
            <text:p text:style-name="Output"><text:s text:c="7"/>--migrated-to <text:s text:c="8"/>Report the volumes that were copied to this</text:p>
            <text:p text:style-name="Output"><text:s text:c="29"/>volume.</text:p>
            <text:p text:style-name="Output"><text:s text:c="7"/>--priority &lt;PRIORITY&gt; <text:s/>Sets the initial job priority. <text:s/>Only</text:p>
            <text:p text:style-name="Output"><text:s text:c="29"/>knowledgeable users should set this.</text:p>
            <text:p text:style-name="Output"><text:soft-page-break/><text:s text:c="7"/>--restore <text:s text:c="12"/>Restores the original file or volume.</text:p>
            <text:p text:style-name="Output"><text:s text:c="7"/>--scan-volumes <text:s text:c="7"/>Scan completed volumes.</text:p>
            <text:p text:style-name="Output"><text:s text:c="7"/>--show &lt;MEDIA_TYPE&gt; [LIBRARY] [STORAGE_GROUP] [FILE_FAMILY] [WRAPPER]</text:p>
            <text:p text:style-name="Output"><text:s text:c="29"/>Report on the completion of volumes.</text:p>
            <text:p text:style-name="Output"><text:s text:c="7"/>--spool-dir &lt;SPOOL_DIR&gt; <text:s/>Specify the directory to use on disk.</text:p>
            <text:p text:style-name="Output"><text:s text:c="7"/>--status <text:s text:c="13"/>Report on the completion of a volume.</text:p>
            <text:p text:style-name="Output"><text:s text:c="7"/>--usage <text:s text:c="14"/>prints short help message</text:p>
            <text:p text:style-name="Output"><text:s text:c="7"/>--with-deleted <text:s text:c="7"/>Include deleted files.</text:p>
            <text:p text:style-name="Output"><text:s text:c="7"/>--with-final-scan <text:s text:c="4"/>Do a final scan after all the files are recopied</text:p>
            <text:p text:style-name="Output"><text:s text:c="29"/>to tape.</text:p>
          </table:table-cell>
        </table:table-row>
        <table:table-row table:style-name="Table1.1">
          <table:table-cell table:style-name="Table1.A2" office:value-type="string">
            <text:p text:style-name="Table_20_Contents">--file-family &lt;FILE_FAMILY&gt;</text:p>
            <text:p text:style-name="Table_20_Contents">This switch overrides the original file family. <text:s/>This is typically used to combine a number of smaller file families into one while squeezing a few small capacity tapes onto new larger capacity tapes. <text:s/>This can help improve file density by not wasting space on tapes.</text:p>
          </table:table-cell>
        </table:table-row>
        <table:table-row table:style-name="Table1.1">
          <table:table-cell table:style-name="Table1.A2" office:value-type="string">
            <text:p text:style-name="Table_20_Contents">--library &lt;LIBRARY&gt;</text:p>
            <text:p text:style-name="Table_20_Contents">This switch overrides the PNFS library tag when writing the new copy.</text:p>
            <text:p text:style-name="Table_20_Contents"/>
            <text:p text:style-name="Table_20_Contents">It is permissible to specify a comma separated list of libraries, without any whitespace. <text:s/>This will make additional multiple copies using the <text:span text:style-name="T3">encp</text:span> <text:span text:style-name="T3">‑‑copies</text:span> functionality.</text:p>
          </table:table-cell>
        </table:table-row>
        <table:table-row table:style-name="Table1.1">
          <table:table-cell table:style-name="Table1.A2" office:value-type="string">
            <text:p text:style-name="Table_20_Contents">--migrated-from &lt;VOLUME_LIST&gt;</text:p>
            <text:p text:style-name="Table_20_Contents">Report on the list of volumes whose files to which files were migrated to the requested volumes. <text:s/>This information does not come from the volumes</text:p>
            <text:p text:style-name="Table_20_Contents">comment field; it is determined from the Enstore DB.</text:p>
            <text:p text:style-name="Command">$ python $ENSTORE_DIR/src/migrate.py --migrated-from PSA423 PSA403</text:p>
            <text:p text:style-name="Output">PSA423 &lt;= PRU482L1 PRV397L1</text:p>
            <text:p text:style-name="Output">PSA403 &lt;= PRV033L1 PRV034L1</text:p>
            <text:p text:style-name="Table_20_Contents">See <text:span text:style-name="T1">--migrated-to</text:span> for information in the other direction.</text:p>
          </table:table-cell>
        </table:table-row>
        <table:table-row table:style-name="Table1.1">
          <table:table-cell table:style-name="Table1.A2" office:value-type="string">
            <text:p text:style-name="Table_20_Contents">--migrated-to &lt;VOLUME_LIST&gt;</text:p>
            <text:p text:style-name="Table_20_Contents">Report on the list of volumes whose files to which files were migrated from the requested volumes. <text:s/>This information does not come from the volumes</text:p>
            <text:p text:style-name="Table_20_Contents">comment field; it is determined from the Enstore DB.</text:p>
            <text:p text:style-name="Command">$ <text:s/>python migrate.py --migrated-to PRV397L1 PRV034l1</text:p>
            <text:p text:style-name="Output">PRV397L1 =&gt; PSA423</text:p>
            <text:p text:style-name="Output">PRV034l1 =&gt;</text:p>
            <text:p text:style-name="Table_20_Contents">See <text:span text:style-name="T1">--migrated-to</text:span> for information in the other direction.</text:p>
          </table:table-cell>
        </table:table-row>
        <table:table-row table:style-name="Table1.1">
          <table:table-cell table:style-name="Table1.A2" office:value-type="string">
            <text:p text:style-name="Table_20_Contents"><text:s/>--priority &lt;PRIORITY&gt;</text:p>
            <text:p text:style-name="Table_20_Contents">The default priority for a migration <text:span text:style-name="T3">encp</text:span> is zero. <text:s/>This is lower than the <text:soft-page-break/>default priority of one for a typical <text:span text:style-name="T3">encp</text:span>. <text:s/>Use of this switch allows the user to override the default to give this migration a higher priority.</text:p>
          </table:table-cell>
        </table:table-row>
        <table:table-row table:style-name="Table1.1">
          <table:table-cell table:style-name="Table1.A2" office:value-type="string">
            <text:p text:style-name="Table_20_Contents">--restore &lt;VOLUME_LIST&gt; | &lt;BFID_LIST&gt;</text:p>
            <text:p text:style-name="Table_20_Contents">After the swap step, the PNFS meta data points to the newly written copy of the file. <text:s/>This command r<text:span text:style-name="T10">esets the PNFS meta data to point to the original copy on the original tape, mark the old copy as undeleted, mark the new copy as deleted and removes the temporary PNFS file from underneath </text:span><text:span text:style-name="T2">/pnfs/fs/usr/Migration/</text:span><text:span text:style-name="T10">. <text:s/>If a volume was the target, then it also resets the original volumes comment and system inhibit values.</text:span></text:p>
            <text:p text:style-name="Command"># python $ENSTORE_DIR/src/migrate.py --restore TEST01 TEST02</text:p>
            <text:p text:style-name="Output">...</text:p>
            <text:p text:style-name="Table_20_Contents"/>
            <text:p text:style-name="Table_20_Contents">The sequence of commands to undo a volume migration are:</text:p>
            <text:p text:style-name="P8">Undo the metadata swap.</text:p>
            <text:p text:style-name="Command"># python $ENSTORE_DIR/src/migrate.py --restore &lt;VOLUME_LIST&gt;</text:p>
            <text:p text:style-name="P8">Purge the BFIDs of the new tape copies from the Enstore (file &amp; volume) database.</text:p>
            <text:list text:style-name="L7">
              <text:list-item>
                <text:p text:style-name="P15">If all files on the new tape are from volumes that have just been restored.</text:p>
              </text:list-item>
            </text:list>
            <text:p text:style-name="P11">$ enstore volume --modify &lt;VOLUME&gt; comment=”” #Once for each volume.</text:p>
            <text:p text:style-name="P11">$ enstore volume --recycle &lt;VOLUME&gt; <text:s text:c="9"/>#Once for each volume.</text:p>
            <text:p text:style-name="P11">$ enstore volume --erase &lt;VOLUME&gt;.deleted <text:s text:c="3"/>#Once for each volume.</text:p>
            <text:p text:style-name="P10">The switches--delete and --bfid could be used instead of --recycle; if so then the -- modify command would be skipped.</text:p>
            <text:list text:style-name="L7" text:continue-numbering="true">
              <text:list-item>
                <text:p text:style-name="P15">If all files on the new tape are <text:span text:style-name="T3">not</text:span> from volumes that have just been restored.</text:p>
              </text:list-item>
            </text:list>
            <text:p text:style-name="Command">$ enstore file --erase &lt;BFID&gt; <text:s text:c="4"/>#Once for each bfid.</text:p>
            <text:p text:style-name="Table_20_Contents"/>
            <text:p text:style-name="Table_20_Contents">If a file on a newly migrated to volume is found to be unreadable; then you can do the following:</text:p>
            <text:p text:style-name="P8">Verify the bfid for the bad file.</text:p>
            <text:p text:style-name="Command"># python $ENSTORE_DIR/src/migrate.py --status TST982L1 | grep -A 2 -<text:soft-page-break/>B 2 D0MS113811445800000</text:p>
            <text:p text:style-name="Output">D0MS113811429500000 D0MS122085462500000 <text:s text:c="5"/>y <text:s text:c="5"/>y <text:s text:c="5"/>y <text:s text:c="5"/>y</text:p>
            <text:p text:style-name="Output">D0MS113811438100000 D0MS122085470200000 <text:s text:c="5"/>y <text:s text:c="5"/>y <text:s text:c="5"/>y <text:s text:c="5"/>y</text:p>
            <text:p text:style-name="Output">D0MS113811445800000 <text:span text:style-name="T10">D0MS122085478000000 </text:span><text:s text:c="5"/>y <text:s text:c="5"/>y</text:p>
            <text:p text:style-name="Output">D0MS113811454200000 D0MS122085481800000 <text:s text:c="5"/>y <text:s text:c="5"/>y</text:p>
            <text:p text:style-name="Output">D0MS113811462400000 D0MS122085487200000 <text:s text:c="5"/>y <text:s text:c="5"/>y</text:p>
            <text:p text:style-name="P8">Undo the metadata swap for the unreadable file.</text:p>
            <text:p text:style-name="Command"># python ./migrate.py --restore D0MS113811445800000</text:p>
            <text:p text:style-name="Output">Wed Oct <text:s/>1 14:45:07 2008 MIGRATION ./migrate.py --restore D0MS113811445800000</text:p>
            <text:p text:style-name="Output">Wed Oct <text:s/>1 14:45:08 2008 RESTORE D0MS113811445800000 has already been marked undeleted ... OK</text:p>
            <text:p text:style-name="Output">Wed Oct <text:s/>1 14:45:08 2008 RESTORE set D0MS122085478000000 deleted ... OK</text:p>
            <text:p text:style-name="P8">Verify that there is no longer a destination bfid paired with the source bfid.</text:p>
            <text:p text:style-name="Command"># python $ENSTORE_DIR/src/migrate.py --status TST982L1 | grep -A 2 -B 2 D0MS113811445800000</text:p>
            <text:p text:style-name="Output">D0MS113811429500000 D0MS122085462500000 <text:s text:c="5"/>y <text:s text:c="5"/>y <text:s text:c="5"/>y <text:s text:c="5"/>y</text:p>
            <text:p text:style-name="Output">D0MS113811438100000 D0MS122085470200000 <text:s text:c="5"/>y <text:s text:c="5"/>y <text:s text:c="5"/>y <text:s text:c="5"/>y</text:p>
            <text:p text:style-name="Output">D0MS113811445800000</text:p>
            <text:p text:style-name="Output">D0MS113811454200000 D0MS122085481800000 <text:s text:c="5"/>y <text:s text:c="5"/>y</text:p>
            <text:p text:style-name="Output">D0MS113811462400000 D0MS122085487200000 <text:s text:c="5"/>y <text:s text:c="5"/>y</text:p>
            <text:p text:style-name="P8">Remigrate the file.</text:p>
          </table:table-cell>
        </table:table-row>
        <table:table-row table:style-name="Table1.1">
          <table:table-cell table:style-name="Table1.A2" office:value-type="string">
            <text:p text:style-name="Table_20_Contents">--scan &lt;VOLUME_LIST&gt; | &lt;BFID_LIST&gt;</text:p>
            <text:p text:style-name="Table_20_Contents">This switch closes out the migration status of the specified target files or volumes. <text:s/>The volumes or bfids supplied need to be a destination target. <text:s/>If a file on a tape is found to be unreadable or corrupted, it is not marked as checked and the migration status of the volume, if applicable, will not be updated.</text:p>
            <text:p text:style-name="Table_20_Contents"/>
            <text:p text:style-name="Table_20_Contents">If a volume was not migrated with the –with-final-scan switch enabled; then the files on these volumes will be read to verify that everything is correct. <text:s/>If –with-final-scan was enabled (and the files passed); then the files are marked closed and the volumes have their migration status updated.</text:p>
            <text:p text:style-name="Command">$ python $ENSTOER_DIR/src/migrate.py --scan PSA000 PSA001</text:p>
            <text:p text:style-name="Output">...</text:p>
            <text:p text:style-name="Table_20_Contents"/>
            <text:p text:style-name="Table_20_Contents">If a specific set of files are listed by their bfid, only those files are scanned. <text:s/>If all the remaining bfids on a volume are supplied and they all scan successfully the volume metadata is still left alone. <text:s/>This could be useful in scanning the files from a particular source volume, while leaving the destination volume available for more migrated files to be written to it.</text:p>
          </table:table-cell>
        </table:table-row>
        <text:soft-page-break/>
        <table:table-row table:style-name="Table1.1">
          <table:table-cell table:style-name="Table1.A2" office:value-type="string">
            <text:p text:style-name="Table_20_Contents">--spool-dir &lt;SPOOL_DIR&gt;</text:p>
            <text:p text:style-name="Table_20_Contents">Specify the spool directory where the files are read from the original tape, before they are written to the new tape.</text:p>
          </table:table-cell>
        </table:table-row>
        <table:table-row table:style-name="Table1.1">
          <table:table-cell table:style-name="Table1.A2" office:value-type="string">
            <text:p text:style-name="Table_20_Contents">--status &lt;VOLUME_LIST&gt;</text:p>
            <text:p text:style-name="Table_20_Contents">Report on the current status of the requested volumes. <text:s/>The volumes specified can be either an original volume or a new volume.</text:p>
            <text:p text:style-name="Command">$ python $ENSTORE_DIR/src/migrate.py --status TST397L1</text:p>
            <text:p text:style-name="Output"><text:s text:c="11"/>src_bfid SDB <text:s text:c="11"/>dst_bfid SDB copied swapped checked closed</text:p>
            <text:p text:style-name="Output">D0MS120685047500000 PN <text:s/>D0MS121088793700000 CN <text:s text:c="6"/>y <text:s text:c="5"/>y <text:s text:c="5"/>y <text:s text:c="6"/></text:p>
            <text:p text:style-name="Output">D0MS120688739300000 PN <text:s/>D0MS121088795600000 CN <text:s text:c="6"/>y <text:s text:c="5"/>y <text:s text:c="5"/>y <text:s text:c="6"/></text:p>
            <text:p text:style-name="Output">D0MS120692204400001 PN <text:s/>D0MS121088798600000 CN <text:s text:c="6"/>y <text:s text:c="5"/>y <text:s text:c="5"/>y <text:s text:c="6"/></text:p>
            <text:p text:style-name="Output">D0MS120730702700000 PN <text:s/>D0MS121088812000000 CN <text:s text:c="6"/>y <text:s text:c="5"/>y <text:s text:c="5"/>y <text:s text:c="6"/></text:p>
            <text:p text:style-name="Output">D0MS120730706700000 PN <text:s/>D0MS121088822600000 CN <text:s text:c="6"/>y <text:s text:c="5"/>y <text:s text:c="5"/>y <text:s text:c="6"/></text:p>
            <text:p text:style-name="Output">D0MS120730709100000 PN <text:s/>D0MS121088836900000 CN <text:s text:c="6"/>y <text:s text:c="5"/>y <text:s text:c="5"/>y <text:s text:c="6"/></text:p>
            <text:p text:style-name="Output">D0MS120730711900000 PN <text:s/>D0MS121088849400000 CN <text:s text:c="6"/>y <text:s text:c="5"/>y <text:s text:c="5"/>y <text:s text:c="6"/></text:p>
            <text:p text:style-name="Output">D0MS120730716200000 PN <text:s/>D0MS121088867100000 CN <text:s text:c="6"/>y <text:s text:c="5"/>y <text:s text:c="5"/>y <text:s text:c="6"/></text:p>
            <text:p text:style-name="Output">D0MS120744939400000 CN <text:s/>D0MS121088874500000 PN <text:s text:c="6"/>y <text:s text:c="5"/>y <text:s text:c="5"/>y <text:s text:c="6"/></text:p>
            <text:p text:style-name="Output">D0MS120744941400000 CN <text:s/>D0MS121088887000000 PN <text:s text:c="6"/>y <text:s text:c="5"/>y <text:s text:c="5"/>y <text:s text:c="6"/></text:p>
            <text:p text:style-name="Output">D0MS120744961000000 CN <text:s/>D0MS121088904000000 PN <text:s text:c="6"/>y <text:s text:c="5"/>y <text:s text:c="5"/>y <text:s text:c="6"/></text:p>
            <text:p text:style-name="Output">D0MS120753217600000 CN <text:s/>D0MS121096722600000 PN <text:s text:c="6"/>y <text:s text:c="5"/>y <text:s text:c="5"/>y <text:s text:c="6"/></text:p>
            <text:p text:style-name="Output">D0MS120753222200000 CN <text:s/>D0MS121096725100000 PN <text:s text:c="6"/>y <text:s text:c="5"/>y <text:s text:c="5"/>y <text:s text:c="6"/></text:p>
            <text:p text:style-name="Output">D0MS120753229700000 CN <text:s/>D0MS121096728100000 PN <text:s text:c="6"/>y <text:s text:c="5"/>y <text:s text:c="5"/>y <text:s text:c="6"/></text:p>
            <text:p text:style-name="Output">D0MS120753229700000 YE</text:p>
            <text:p text:style-name="Output"/>
            <text:p text:style-name="Output">DUPLICATION</text:p>
            <text:p text:style-name="Table_20_Contents"/>
            <text:p text:style-name="Table_20_Contents">The left BFID is the source BFID; while the right BFID is the destination BFID. <text:s/>In the above example the “y”s indicate that the files have been copied, swapped and checked.; but not closed. <text:s/>This would indicate that the ‑‑<text:span text:style-name="T1">with‑final‑scan</text:span> switch was used and ‑‑<text:span text:style-name="T1">scan‑volumes</text:span> has not been used yet.</text:p>
            <text:p text:style-name="Table_20_Contents"/>
            <text:p text:style-name="Table_20_Contents">At the end of the output it is reported that duplication was used. The list of valid values that can be appear here is: <text:span text:style-name="T3">DUPLICATION</text:span>, <text:span text:style-name="T3">MIGRATION</text:span>, <text:span text:style-name="T3">CLONING</text:span> or left blank.</text:p>
            <text:p text:style-name="Table_20_Contents"/>
            <text:p text:style-name="Table_20_Contents">Each BFID has a three columns of additional information:</text:p>
            <text:p text:style-name="P13"><text:span text:style-name="T3">S</text:span> columns:<text:tab/><text:line-break/>For migration they would be left blank.<text:line-break/><text:line-break/>For duplication a <text:span text:style-name="T3">P</text:span> indicates it is the primary copy of the file and <text:soft-page-break/>a <text:span text:style-name="T3">C</text:span> indicates it is a multiple copy from a duplication. <text:s/>They appear immediately after the BFID located on the volume specified on the command line. <text:s/>In the above example, the volume on the command line was the source volume and that the first 8 files are primary copies, while the rest are multiple copies. <text:s/>See the section on swap_original_and_copy.py for more information on primary versus multiple copy files.<text:line-break/><text:line-break/>A value of <text:span text:style-name="T3">M</text:span> represents a multiple copy and <text:span text:style-name="T3">O</text:span> represents an original copy. <text:s/>These are different fro<text:span text:style-name="T4">m P and C, </text:span>since<text:span text:style-name="T4"> M </text:span>and O <text:s/>were created using the multiple copy feature of <text:span text:style-name="T3">encp</text:span> outside of any duplication effort. <text:s/>If migration is used to make multiple destination copies, then the ‑‑status output will include multiple entries for each source bfid.</text:p>
            <text:p text:style-name="P12"><text:span text:style-name="T3">D</text:span> columns:<text:tab/>These columns report if the associated source and destination BFIDs are marked deleted (<text:span text:style-name="T3">Y</text:span>) or not marked deleted (<text:span text:style-name="T3">N</text:span>) in the database. <text:s/>A <text:span text:style-name="T3">U</text:span> value is possible for a file on a destination volume when the file is the result of a failed transfer.</text:p>
            <text:p text:style-name="P12"><text:span text:style-name="T3">B</text:span> columns:<text:tab/>These columns indicate if the file has been marked bad using the <text:span text:style-name="T1">enstore file ‑‑mark‑bad</text:span><text:span text:style-name="T5"> command; such files are reported with a </text:span><text:span text:style-name="T6">B</text:span><text:span text:style-name="T7">. <text:s/>An </text:span><text:span text:style-name="T6">E</text:span><text:span text:style-name="T7">, for empty, will appear here if the </text:span><text:span text:style-name="T7">file is marked deleted and the file record is missing information, like the pnfs id and pnfs path name, indicating that the file was a failed transfer.</text:span></text:p>
            <text:p text:style-name="Table_20_Contents"/>
            <text:p text:style-name="Table_20_Contents">Here is another use of <text:span text:style-name="T1">‑‑status</text:span> that can be used to report if the a volume is done or not. <text:s/>The success return code (0) means that the volume is done; while the error return code (1) indicates that it is not completed.</text:p>
            <text:p text:style-name="Command">$ python $ENSTORE_DIR/src/migrate.py --status PSA003 &gt; /dev/null; echo $?</text:p>
            <text:p text:style-name="Output">0</text:p>
            <text:p text:style-name="Command">$ python $ENSTORE_DIR/src/migrate.py --status PSA004 &gt; /dev/null; echo $?</text:p>
            <text:p text:style-name="Output">1</text:p>
          </table:table-cell>
        </table:table-row>
        <table:table-row table:style-name="Table1.1">
          <table:table-cell table:style-name="Table1.A2" office:value-type="string">
            <text:p text:style-name="Table_20_Contents">--use-disk-files</text:p>
            <text:p text:style-name="Table_20_Contents"><text:soft-page-break/>Use the files already located in the spool directory to write to the new tape. <text:s/>The file names must have the format &lt;volume&gt;:&lt;location_cookie&gt; and refer the correct location on the original source tape. <text:s/>All files need to be present in the spool directory. <text:s/>All unreadable files need to be marked as bad using the <text:span text:style-name="T3">enstore file --mark-bad &lt;path&gt; [bfid]</text:span><text:span text:style-name="T4"> command.</text:span></text:p>
            <text:p text:style-name="Table_20_Contents"/>
            <text:p text:style-name="Table_20_Contents">The intended purpose is to allow for tapes that are sent to a vendor for data recovery (and are returned with files in different locations on the tape) to still be migrated. <text:s/>The readable files need to be read using UNIX tools, like <text:span text:style-name="T3">dd</text:span>, to dump the files.</text:p>
          </table:table-cell>
        </table:table-row>
        <table:table-row table:style-name="Table1.1">
          <table:table-cell table:style-name="Table1.A2" office:value-type="string">
            <text:p text:style-name="Table_20_Contents">--with-deleted</text:p>
            <text:p text:style-name="Table_20_Contents">This switch tell the migration process that deleted files on the original volumes are to be migrated too. <text:s/>These files are migrated to a different volume then their non-deleted counterparts. <text:s/>This allows for tapes to be squeezed while still isolating the files that are likely not to be considered important. <text:s/>Volumes containing deleted migrated files have “DELETED_FILES” at the beginning of their file family.</text:p>
          </table:table-cell>
        </table:table-row>
        <table:table-row table:style-name="Table1.1">
          <table:table-cell table:style-name="Table1.A2" office:value-type="string">
            <text:p text:style-name="Table_20_Contents">--with-final-scan</text:p>
            <text:p text:style-name="Table_20_Contents">After the file meta data has been swapped for all the files on the tape; re-read all the migrated files on the new volume or volumes. <text:s/>If a file was skipped because it was not yet copied or swapped; it will not be marked as checked either. <text:s/>If this switch is used at the time of migration, then they will not been to be re-read when <text:span text:style-name="T1">--scan-volumes</text:span> is used to close the migration of the specified volumes.</text:p>
            <text:p text:style-name="Table_20_Contents"/>
            <text:p text:style-name="Table_20_Contents">In general, it is more efficient to use this switch when only copying a single volume's worth of files or a list of individual files. <text:s/>If multiple volumes are being copied using this switch is not recommended.</text:p>
            <text:p text:style-name="Table_20_Contents"/>
            <text:p text:style-name="Table_20_Contents">See <text:span text:style-name="T1">--scan-volumes</text:span>.</text:p>
          </table:table-cell>
        </table:table-row>
      </table:table>
      <text:h text:style-name="Heading_20_3" text:outline-level="3">Migration file_family mangling</text:h>
      <text:p text:style-name="Text_20_body">The file family of a destination migration volume is appended with <text:soft-page-break/><text:span text:style-name="T6">‑MIGRATION</text:span>. <text:s/>This is to force the migration files onto specific tapes separate than those for general users to write to. <text:s/>This keeps other requests from interweaving themselves between migration requests. <text:s/>After all the volumes are successfully scanned, the file family is set back to the file family of the original volume.</text:p>
      <text:p text:style-name="Text_20_body"/>
      <text:p text:style-name="Text_20_body">For deleted files when using <text:span text:style-name="T1">‑‑with</text:span><text:span text:style-name="T1">‑deleted</text:span>, the original volumes file_family is ignored and the special file_family <text:span text:style-name="T3">DELETED_FILES</text:span> is used instead. <text:s/>The ‑MIGRATION is still appended while the volume is being migrated.</text:p>
      <text:h text:style-name="Heading_20_2" text:outline-level="2">Duplication</text:h>
      <text:p text:style-name="Text_20_body">The process of duplication is very similar to that of migration. <text:s/>The differences include:</text:p>
      <text:list text:style-name="L8">
        <text:list-item>
          <text:p text:style-name="P39">The volume comments indicating that a volume has been migrated from or migrated to will be “&lt;-” or “-&gt;” instead of “&lt;=” or “=&gt;”.</text:p>
        </text:list-item>
        <text:list-item>
          <text:p text:style-name="P39">The swap step is not a complete swap of meta data like it is in migration. <text:s/>Instead it registers the new file to be a multiple copy of the original.</text:p>
        </text:list-item>
        <text:list-item>
          <text:p text:style-name="P39">The duplication log goes to: /var/duplication/DuplicationLog@&lt;timestamp&gt;#&lt;pid&gt;</text:p>
        </text:list-item>
        <text:list-item>
          <text:p text:style-name="P39">The file family is mangled by appending <text:span text:style-name="T8">_copy_</text:span>1 instead of -MIGRATION. <text:s/>See section 1.2.2 for more information.</text:p>
        </text:list-item>
      </text:list>
      <text:h text:style-name="Heading_20_3" text:outline-level="3">Reasons for duplication</text:h>
      <text:p text:style-name="Text_20_body">Duplication is usually preferred over migration when:</text:p>
      <text:list text:style-name="L9">
        <text:list-item>
          <text:p text:style-name="P43">A second copy of the files on tapes is desired in a new tape library. <text:s/>If both tape libraries exist at the time encp is executed by the user, then using the multiple copy feature of encp is recommended. <text:s/>Typically, the second copy will be in a separate location from the original.</text:p>
        </text:list-item>
        <text:list-item>
          <text:p text:style-name="P43">When a multiple copy write fails, but the original succeeded, a entry is left in the active_file_copying table of the Enstore (file &amp; volume) database. <text:s/>Duplication is needed to make the second copy of these files.</text:p>
        </text:list-item>
      </text:list>
      <text:h text:style-name="Heading_20_3" text:outline-level="3"><text:soft-page-break/>Duplication command</text:h>
      <text:p text:style-name="Text_20_body">Here is an example of the primary use of this command to duplicate three volumes worth of files to new media.<text:note text:id="ftn3" text:note-class="footnote"><text:note-citation>3</text:note-citation><text:note-body><text:p text:style-name="Footnote">The sample command has been split onto two lines with the standard shell continuation character (\).</text:p></text:note-body></text:note></text:p>
      <table:table table:name="Table3" table:style-name="Table3">
        <table:table-column table:style-name="Table3.A"/>
        <table:table-row>
          <table:table-cell table:style-name="Table3.A1" office:value-type="string">
            <text:p text:style-name="Command"># python $ENSTORE_DIR/src/duplicate.py \<text:line-break/>-–spool-dir /data/data2/Migration_Spool \ VO0000 VO0001 VO0002</text:p>
          </table:table-cell>
        </table:table-row>
      </table:table>
      <text:p text:style-name="Text_20_body">All of the migration commands apply to duplication with the exception of ‑‑restore.</text:p>
      <text:p text:style-name="Text_20_body">A return code of zero (0) indicates success duplicating all files (or volumes) in the argument list.</text:p>
      <table:table table:name="duplication_command" table:style-name="duplication_5f_command">
        <table:table-column table:style-name="duplication_5f_command.A"/>
        <table:table-row>
          <table:table-cell table:style-name="duplication_5f_command.A1" office:value-type="string">
            <text:p text:style-name="Command"># python ./duplicate.py --help</text:p>
            <text:p text:style-name="Output">Usage:</text:p>
            <text:p text:style-name="Output"><text:s text:c="7"/>duplicate.py [OPTIONS]... [bfid1 [bfid2 [bfid3 ...]]] | [vol1 [vol2 [vol3 ...]]] | [file1 [file2 [file3 ...]]]</text:p>
            <text:p text:style-name="Output"><text:s text:c="7"/>duplicate.py [OPTIONS]... --restore [bfid1 [bfid2 [bfid3 ...]] | [vol1 [vol2 [vol3 ...]]]</text:p>
            <text:p text:style-name="Output"><text:s text:c="7"/>duplicate.py [OPTIONS]... --scan-vol &lt;vol1 [vol2 [vol3 ...]]&gt;</text:p>
            <text:p text:style-name="Output"><text:s text:c="7"/>duplicate.py [OPTIONS]... --migrated-from &lt;vol1 [vol2 [vol3 ...]]&gt;</text:p>
            <text:p text:style-name="Output"><text:s text:c="7"/>duplicate.py [OPTIONS]... --migrated-to &lt;vol1 [vol2 [vol3 ...]]&gt;</text:p>
            <text:p text:style-name="Output"><text:s text:c="7"/>duplicate.py [OPTIONS]... --status &lt;vol1 [vol2 [vol3 ...]]&gt;</text:p>
            <text:p text:style-name="Output"><text:s text:c="7"/>duplicate.py [OPTIONS]... --show &lt;media_type&gt; ...</text:p>
            <text:p text:style-name="Output"/>
            <text:p text:style-name="Output"/>
            <text:p text:style-name="Output"><text:s text:c="7"/>--destination-only <text:s text:c="3"/>Used with --status to only list output assuming</text:p>
            <text:p text:style-name="Output"><text:s text:c="29"/>the volume is a destination volume.</text:p>
            <text:p text:style-name="Output"><text:s text:c="7"/>--file-family &lt;FILE_FAMILY&gt; <text:s/>Specify an alternative file family to</text:p>
            <text:p text:style-name="Output"><text:s text:c="29"/>override the pnfs file family tag.</text:p>
            <text:p text:style-name="Output"><text:s text:c="3"/>-h, --help <text:s text:c="15"/>prints this message</text:p>
            <text:p text:style-name="Output"><text:s text:c="7"/>--library &lt;LIBRARY&gt; <text:s text:c="2"/>Specify an alternative library to override the</text:p>
            <text:p text:style-name="Output"><text:s text:c="29"/>pnfs library tag.</text:p>
            <text:p text:style-name="Output"><text:s text:c="7"/>--make-failed-copies <text:s/>Make duplicates where the multiple copy write</text:p>
            <text:p text:style-name="Output"><text:s text:c="29"/>failed.</text:p>
            <text:p text:style-name="Output"><text:s text:c="7"/>--migrated-from <text:s text:c="6"/>Report the volumes that were copied to this</text:p>
            <text:p text:style-name="Output"><text:s text:c="29"/>volume.</text:p>
            <text:p text:style-name="Output"><text:s text:c="7"/>--migrated-to <text:s text:c="8"/>Report the volumes that were copied from this</text:p>
            <text:p text:style-name="Output"><text:s text:c="29"/>volume.</text:p>
            <text:p text:style-name="Output"><text:s text:c="7"/>--priority &lt;PRIORITY&gt; <text:s/>Sets the initial job priority. <text:s/>Only</text:p>
            <text:p text:style-name="Output"><text:s text:c="29"/>knowledgeable users should set this.</text:p>
            <text:p text:style-name="Output"><text:s text:c="7"/>--scan-volumes <text:s text:c="7"/>Scan completed volumes.</text:p>
            <text:p text:style-name="Output"><text:s text:c="7"/>--show &lt;MEDIA_TYPE&gt; [LIBRARY] [STORAGE_GROUP] [FILE_FAMILY] [WRAPPER] <text:s/></text:p>
            <text:p text:style-name="Output"><text:s text:c="29"/>Report on the completion of volumes.</text:p>
            <text:p text:style-name="Output"><text:s text:c="7"/>--skip-bad <text:s text:c="11"/>Skip bad files.</text:p>
            <text:p text:style-name="Output"><text:s text:c="7"/>--source-only <text:s text:c="8"/>Used with --status to only list output assuming</text:p>
            <text:p text:style-name="Output"><text:s text:c="29"/>the volume is a source volume.</text:p>
            <text:p text:style-name="Output"><text:s text:c="7"/>--spool-dir &lt;SPOOL_DIR&gt; <text:s/>Specify the directory to use on disk.</text:p>
            <text:p text:style-name="Output"><text:s text:c="7"/>--status <text:s text:c="13"/>Report on the completion of a volume.</text:p>
            <text:p text:style-name="Output"><text:s text:c="7"/>--usage <text:s text:c="14"/>prints short help message</text:p>
            <text:p text:style-name="Output"><text:s text:c="7"/>--use-disk-files <text:s text:c="5"/>Skip reading files on source volume, use files</text:p>
            <text:p text:style-name="Output"><text:s text:c="29"/>already on disk.</text:p>
            <text:p text:style-name="Output"><text:s text:c="7"/>--use-volume-assert <text:s text:c="2"/>Use volume assert when scanning destination</text:p>
            <text:p text:style-name="Output"><text:soft-page-break/><text:s text:c="29"/>files.</text:p>
            <text:p text:style-name="Output"><text:s text:c="7"/>--with-deleted <text:s text:c="7"/>Include deleted files.</text:p>
            <text:p text:style-name="Output"><text:s text:c="7"/>--with-final-scan <text:s text:c="4"/>Do a final scan after all the files are recopied</text:p>
            <text:p text:style-name="Output"><text:s text:c="29"/>to tape.</text:p>
          </table:table-cell>
        </table:table-row>
        <table:table-row>
          <table:table-cell table:style-name="duplication_5f_command.A2" office:value-type="string">
            <text:p text:style-name="P9">--make-failed-copies</text:p>
            <text:p text:style-name="P9">When <text:span text:style-name="T3">encp</text:span> succeeds in writing an original copy, but fails to write a multiple copy a table entry in the <text:span text:style-name="T1">active_file_copying</text:span> table in the file and volume database is left indicating how many multiple copies have failed to been written. <text:s/>When duplication is executed with <text:span text:style-name="T1">‑‑make‑failed‑copies</text:span> the input file list to duplicate is chosen from the contents of the <text:span text:style-name="T1">active_file_copying</text:span> table.</text:p>
            <text:p text:style-name="P9">If this version of duplication is run on a non-admin and non-trusted PNFS filesystem, then the <text:span text:style-name="T1">/pnfs/fs/usr/Migration/</text:span> directory is not used and instead <text:span text:style-name="T1">.m.&lt;original_name&gt;</text:span> temporary filenames are used.</text:p>
          </table:table-cell>
        </table:table-row>
      </table:table>
      <text:p text:style-name="Text_20_body"/>
      <text:h text:style-name="Heading_20_3" text:outline-level="3">Duplication file_family mangling</text:h>
      <text:p text:style-name="Text_20_body">The file family of a destination duplication volume is appended with <text:span text:style-name="T6">_copy_1</text:span>. <text:s/>This is to force the duplication files onto specific tapes separate than those for general users to write to. <text:s/>This keeps other requests from interweaving themselves between migration requests. <text:s/>After all the volumes are successfully scanned, the file family is set back to the file family of the original volume.</text:p>
      <text:p text:style-name="Text_20_body"/>
      <text:p text:style-name="Text_20_body">The purpose of using _<text:span text:style-name="T8">copy_</text:span>1, instead of the more obvious -DUPLICATION, is to mimic the multiple copies feature on encp. <text:s/>Encp can write multiple copies of a file to different volumes using the <text:span text:style-name="T1">--copies</text:span> switch.</text:p>
      <text:p text:style-name="Text_20_body"/>
      <text:p text:style-name="Text_20_body">See the Migration file_family section for more information on the file family when duplicating deleted files.</text:p>
      <text:p text:style-name="Text_20_body"/>
      <text:p text:style-name="Text_20_body">If ‑‑library and ‑‑file-family are used together, then some interesting things happen. <text:s/>First, it is possible to end up with files on tapes with file families like <text:span text:style-name="T3">_</text:span><text:span text:style-name="T9">copy_2</text:span><text:span text:style-name="T8">, </text:span><text:span text:style-name="T9">_copy_3</text:span><text:span text:style-name="T8">, etc. if ‑‑library is used with a comma separated list of libraries on the original copy. <text:s/>If duplicating a duplicated file, one with copy1 </text:span><text:soft-page-break/><text:span text:style-name="T8">in the file family already, then the file family would contain </text:span><text:span text:style-name="T9">_copy_1_copy_1</text:span><text:span text:style-name="T8">.</text:span></text:p>
      <text:p text:style-name="P6">Putting these combinations together does allow for the possibility of trees of multiple copies.</text:p>
      <text:h text:style-name="Heading_20_2" text:outline-level="2">Swapping metadata</text:h>
      <text:p text:style-name="Text_20_body">There are two ways to turn migrated files into duplicated files. <text:s/>One way makes the 'original' file copy the multiple copy; the other makes the 'new' file copy the multiple copy. <text:s/>The result of the latter will be the same as if duplication had been used. <text:s/>In addition to this, there is also the ability to swap the files on a duplicated original tapes and the new destination tape. <text:s/>Using the <text:s/>first of the two ways to turn the files on migrated original tape into a duplicated tape followed by a swap will have the same effect as duplication had been used.</text:p>
      <text:p text:style-name="Text_20_body"/>
      <text:p text:style-name="Text_20_body">All three of these scripts require them to be run as user root and the /pnfs/fs/usr/... PNFS path be mounted.</text:p>
      <text:h text:style-name="Heading_20_3" text:outline-level="3">make_original_as_duplicate.py</text:h>
      <text:p text:style-name="Text_20_body">To make the files on the original tape recorded as duplicates in the Enstore database issue the following command:</text:p>
      <table:table table:name="Table4" table:style-name="Table4">
        <table:table-column table:style-name="Table4.A"/>
        <table:table-row>
          <table:table-cell table:style-name="Table4.A1" office:value-type="string">
            <text:p text:style-name="Command"># $ENSTORE_DIR/src/make_original_as_duplicate.py &lt;original_volume&gt;</text:p>
          </table:table-cell>
        </table:table-row>
      </table:table>
      <text:p text:style-name="Text_20_body">When this completes successfully the following will have happened:</text:p>
      <text:list text:style-name="L10">
        <text:list-item>
          <text:p text:style-name="P45">All the successfully migrated files on the original volume will be recorded as duplicates in the file_copies_map table for the new copies on the destination volume(s).</text:p>
        </text:list-item>
        <text:list-item>
          <text:p text:style-name="P45">The original volume will be marked duplicated instead of migrated or cloned.</text:p>
        </text:list-item>
        <text:list-item>
          <text:p text:style-name="P45">In PNFS Layer 4 for the file(s) is modified to point to the new copy in the Enstore (file &amp; volume) database.</text:p>
        </text:list-item>
      </text:list>
      <text:p text:style-name="Text_20_body">There are no switches for this command. <text:s/>If the argument list is left blank the help message is printed to the terminal.</text:p>
      <text:p text:style-name="Text_20_body"/>
      <text:p text:style-name="Text_20_body"><text:soft-page-break/>The following is a simple example:</text:p>
      <table:table table:name="make_original_as_duplicate" table:style-name="make_5f_original_5f_as_5f_duplicate">
        <table:table-column table:style-name="make_5f_original_5f_as_5f_duplicate.A"/>
        <table:table-row>
          <table:table-cell table:style-name="make_5f_original_5f_as_5f_duplicate.A1" office:value-type="string">
            <text:p text:style-name="Command"># $ENSTORE_DIR/src/make_original_as_duplicate.py TEST05</text:p>
            <text:p text:style-name="Output">making original TEST05 as copy of the migrated files ...</text:p>
            <text:p text:style-name="Output">make_duplicate('WAMS122167084800000', 'WAMS121243218900000') ... OK</text:p>
            <text:p text:style-name="Output">make_duplicate('WAMS122167087700000', 'WAMS121243220500000') ... OK</text:p>
            <text:p text:style-name="Output">make_duplicate('WAMS122167090800000', 'WAMS121243222200000') ... OK</text:p>
          </table:table-cell>
        </table:table-row>
      </table:table>
      <text:p text:style-name="Text_20_body"/>
      <text:h text:style-name="Heading_20_3" text:outline-level="3">make_migrated_as_duplicate.py</text:h>
      <text:p text:style-name="Text_20_body">To make the files on the new migrated-to tape recorded as duplicates in the Enstore database issue the following command:</text:p>
      <table:table table:name="Table5" table:style-name="Table5">
        <table:table-column table:style-name="Table5.A"/>
        <table:table-row>
          <table:table-cell table:style-name="Table5.A1" office:value-type="string">
            <text:p text:style-name="Command"># $ENSTORE_DIR/src/make_migrated_as_duplicate.py \ &lt;migrated_to_volume&gt;</text:p>
          </table:table-cell>
        </table:table-row>
      </table:table>
      <text:p text:style-name="Text_20_body">When this completes successfully the following will have happened:</text:p>
      <text:list text:style-name="L10">
        <text:list-item text:start-value="1">
          <text:p text:style-name="P45">All of the files on the original volume will be recorded as primary copies in the file_copies_map table for the new copies on the destination volume(s).</text:p>
        </text:list-item>
      </text:list>
      <text:p text:style-name="Text_20_body">There are no switches for this command. <text:s/>If the argument list is left blank the help message is printed to the terminal.</text:p>
      <text:p text:style-name="Text_20_body"/>
      <text:p text:style-name="Text_20_body">The following is a simple example:</text:p>
      <table:table table:name="Table6" table:style-name="Table6">
        <table:table-column table:style-name="Table6.A"/>
        <table:table-row>
          <table:table-cell table:style-name="Table6.A1" office:value-type="string">
            <text:p text:style-name="Command"># $ENSTORE_DIR/src/make_original_as_duplicate.py TEST05</text:p>
            <text:p text:style-name="Output">making original TEST05 as copy of the migrated files ...</text:p>
            <text:p text:style-name="Output">make_duplicate('WAMS122167084800000', 'WAMS121243218900000') ... OK</text:p>
            <text:p text:style-name="Output">make_duplicate('WAMS122167087700000', 'WAMS121243220500000') ... OK</text:p>
            <text:p text:style-name="Output">make_duplicate('WAMS122167090800000', 'WAMS121243222200000') ... OK</text:p>
          </table:table-cell>
        </table:table-row>
      </table:table>
      <text:p text:style-name="Text_20_body"/>
      <text:p text:style-name="Text_20_body">This version does not automatically update the system inhibit to duplicated for the original volume like make_original_as_duplicated.py does. <text:s/>For proper record keeping either use make_original_as_duplicated.py instead of this script or manually modify the system inhibit using the <text:span text:style-name="T3">enstore volume--modify</text:span> command.</text:p>
      <text:h text:style-name="Heading_20_3" text:outline-level="3">swap_original_and_copy.py</text:h>
      <text:p text:style-name="Text_20_body">For duplicated files, it is possible to swap which file is considered the original and which is the duplicate. <text:s/>This can be done for a list of files or for all the <text:soft-page-break/>files on a list of volumes. <text:s/>The targets must refer to the current primary copy.</text:p>
      <table:table table:name="swap_original_and_copy_description" table:style-name="swap_5f_original_5f_and_5f_copy_5f_description">
        <table:table-column table:style-name="swap_5f_original_5f_and_5f_copy_5f_description.A"/>
        <table:table-row>
          <table:table-cell table:style-name="swap_5f_original_5f_and_5f_copy_5f_description.A1" office:value-type="string">
            <text:p text:style-name="Command"># $ENSTORE_DIR/src/swap_original_and_copy.py \<text:line-break/>[[vol1 [vol2] ...] | [[bfid1 [bfid2] ...]</text:p>
          </table:table-cell>
        </table:table-row>
      </table:table>
      <text:p text:style-name="Text_20_body">Only duplicated files that have successfully completed the checked phase, meaning they have been scanned, will be allowed to swap.</text:p>
      <text:p text:style-name="Text_20_body"/>
      <text:p text:style-name="Text_20_body">The following actions are taken on successful completion of this script:</text:p>
      <text:list text:style-name="L11">
        <text:list-item>
          <text:p text:style-name="P49">All the files that are considered the primary copy are recorded as the the multiple copy in the file_copies_map table in the Enstore (file &amp; volume) database.</text:p>
        </text:list-item>
        <text:list-item>
          <text:p text:style-name="P49">All the files that are considered the multiple copy are recorded as the primary copy in the file_copies_map table in the Enstore (file &amp; volume) database.</text:p>
        </text:list-item>
        <text:list-item>
          <text:p text:style-name="P49">PNFS layers 1 and 4 are modified to point to the new primary copy in the Enstore (file &amp; volume) database.</text:p>
        </text:list-item>
      </text:list>
      <text:list text:style-name="L12">
        <text:list-item>
          <text:list>
            <text:list-item>
              <text:p text:style-name="P56">The BFID in layer 1</text:p>
            </text:list-item>
          </text:list>
        </text:list-item>
      </text:list>
      <text:list text:style-name="L13">
        <text:list-item>
          <text:list>
            <text:list-item>
              <text:p text:style-name="P57">The BFID in layer 4</text:p>
            </text:list-item>
            <text:list-item>
              <text:p text:style-name="P57">The location_cookie in layer 4</text:p>
            </text:list-item>
            <text:list-item>
              <text:p text:style-name="P57">The original drive in layer 4</text:p>
            </text:list-item>
            <text:list-item>
              <text:p text:style-name="P57">The file_family in layer 4</text:p>
            </text:list-item>
          </text:list>
        </text:list-item>
      </text:list>
      <text:list text:style-name="L11" text:continue-numbering="true">
        <text:list-item>
          <text:p text:style-name="P61">Only when a <text:span text:style-name="T3">volume</text:span> swap is specified:</text:p>
        </text:list-item>
      </text:list>
      <text:list text:style-name="L14">
        <text:list-item>
          <text:list>
            <text:list-item>
              <text:p text:style-name="P62">The file_family for the new primary file volume has the <text:span text:style-name="T8">_copy_1</text:span> removed.</text:p>
            </text:list-item>
            <text:list-item>
              <text:p text:style-name="P62">The new multiple copy file volume has <text:span text:style-name="T8">_copy_# </text:span>appended to the file family. <text:s/>The # is replaced with the multiple copy count from the file with the most other multiple copies located on other volumes. <text:s/>In almost all situations this will likely be 1, but greater numbers are possible.</text:p>
            </text:list-item>
          </text:list>
        </text:list-item>
      </text:list>
      <text:p text:style-name="Text_20_body">There are no switches for this command. <text:s/>If the argument list is left blank the help message is printed to the terminal.</text:p>
      <text:p text:style-name="Text_20_body"/>
      <text:p text:style-name="Text_20_body">Here is a simple example:</text:p>
      <table:table table:name="swap_original_and_copy" table:style-name="swap_5f_original_5f_and_5f_copy">
        <table:table-column table:style-name="swap_5f_original_5f_and_5f_copy.A"/>
        <table:table-row>
          <table:table-cell table:style-name="swap_5f_original_5f_and_5f_copy.A1" office:value-type="string">
            <text:p text:style-name="Command"># $ENSTORE_DIR/src/swap_original_and_copy.py TEST06</text:p>
            <text:p text:style-name="Output">swapping WAMS122167084800000 ... OK</text:p>
            <text:p text:style-name="Output"><text:soft-page-break/>swapping WAMS122167087700000 ... OK</text:p>
            <text:p text:style-name="Output">swapping WAMS122167090800000 ... OK</text:p>
          </table:table-cell>
        </table:table-row>
      </table:table>
      <text:p text:style-name="Text_20_body"/>
      <text:p text:style-name="Text_20_body">It is possible to swap files back and forth from being the primary copy to a multiple copy. <text:s/>For volumes worth of files, this is done only if <text:span text:style-name="T3">all</text:span> files for a volume can be swapped. <text:s/>Thus, it may be easy to swap a volume one direction, but if multiple tapes were duplicated to one destination tape, then the swap back in the reverse direction will fail until all the original volumes are swapped in the first place. <text:s/>If partial volumes swaps are truly needed, consider swapping on a per BFID basis.</text:p>
      <text:p text:style-name="Text_20_body"/>
      <text:p text:style-name="Text_20_body">There are three ways to able to use this script.</text:p>
      <text:list text:style-name="L15">
        <text:list-item>
          <text:p text:style-name="P52">After duplication.</text:p>
        </text:list-item>
        <text:list-item>
          <text:p text:style-name="P52">After migration followed by make_original_as_duplicate.py</text:p>
        </text:list-item>
        <text:list-item>
          <text:p text:style-name="P52">After migration followed by make_migrated_as_duplicate.py</text:p>
        </text:list-item>
      </text:list>
      <text:p text:style-name="Text_20_body">Note: The file family for the new volume is mangled differently between number 1 than it is for 2 or 3. <text:s/>It may be necessary to manually change it in order to keep everything consistent. <text:s/>No one wants to see an overzealous administrator recycle a volume that really did contain primary copies of files.</text:p>
      <text:p text:style-name="Text_20_body"/>
      <text:p text:style-name="Text_20_body">It is important to make the distinction between an original copy and primary copy. <text:s/>An original copy is the copy of the <text:s/>file that resides on the first volume that this files was ever written onto. <text:s/>A primary copy is the copy of the file a user will get when they use encp to read a file from tap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2" svg:font-family="Courier" style:font-family-generic="modern" style:font-pitch="fixed"/>
    <style:font-face style:name="Courier" svg:font-family="Courier" style:font-adornments="Bold" style:font-family-generic="modern" style:font-pitch="fixed"/>
    <style:font-face style:name="Courier1" svg:font-family="Courier" style:font-adornments="Regular" style:font-family-generic="modern" style:font-pitch="fixed"/>
    <style:font-face style:name="Nimbus Roman No9 L" svg:font-family="'Nimbus Roman No9 L'" style:font-family-generic="roman" style:font-pitch="variable"/>
    <style:font-face style:name="Nimbus Roman No9 L1" svg:font-family="'Nimbus Roman No9 L'" style:font-adornments="Regular"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left="1in" fo:margin-right="0in" fo:margin-top="0in" fo:margin-bottom="0in" fo:text-indent="0in" style:auto-text-indent="false" style:page-number="auto" fo:background-color="transparent" style:shadow="none">
        <style:tab-stops/>
        <style:background-image/>
      </style:paragraph-properties>
      <style:text-properties style:font-name="Nimbus Roman No9 L1"/>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Heading_20_1" style:display-name="Heading 1" style:family="paragraph" style:parent-style-name="Heading" style:next-style-name="Text_20_body" style:class="text" style:default-outline-level="1">
      <style:paragraph-properties>
        <style:tab-stops/>
      </style:paragraph-properties>
      <style:text-properties fo:font-size="158%"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padding="0in" fo:border-left="none" fo:border-right="none" fo:border-top="none" fo:border-bottom="0.0138in solid #000000" style:shadow="none">
        <style:tab-stops/>
      </style:paragraph-properties>
      <style:text-properties fo:font-size="20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mmand" style:family="paragraph" style:parent-style-name="Text" style:auto-update="true" style:class="text">
      <style:text-properties style:font-name="Courier" fo:font-size="9pt" fo:font-style="normal" fo:font-weight="bold" style:font-size-asian="9pt" style:font-weight-asian="normal" style:font-size-complex="9pt" style:font-weight-complex="normal"/>
    </style:style>
    <style:style style:name="Output" style:family="paragraph" style:parent-style-name="Text" style:auto-update="true" style:class="text">
      <style:paragraph-properties fo:margin-top="0in" fo:margin-bottom="0in"/>
      <style:text-properties style:font-name="Courier1" fo:font-size="8pt" fo:font-style="normal" fo:font-weight="normal" style:font-weight-asian="normal" style:font-weight-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text:style-name="Numbering_20_Symbols" style:num-prefix="Chapter " style:num-suffix=":" style:num-format="1">
        <style:list-level-properties text:min-label-distance="0.15in"/>
      </text:outline-level-style>
      <text:outline-level-style text:level="2" text:style-name="Numbering_20_Symbols" style:num-format="1" text:display-levels="2">
        <style:list-level-properties text:space-before="0.25in" text:min-label-distance="0.15in"/>
      </text:outline-level-style>
      <text:outline-level-style text:level="3" text:style-name="Numbering_20_Symbols" style:num-format="1" text:display-levels="3">
        <style:list-level-properties text:space-before="0.25in"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left_5f_page_5f_footer" style:display-name="left_page_footer" style:family="table">
      <style:table-properties style:width="6.2521in" fo:margin-left="0in" fo:margin-right="-0.0021in" table:align="margins"/>
    </style:style>
    <style:style style:name="left_5f_page_5f_footer.A" style:display-name="left_page_footer.A" style:family="table-column">
      <style:table-column-properties style:column-width="0.3757in" style:rel-column-width="3936*"/>
    </style:style>
    <style:style style:name="left_5f_page_5f_footer.B" style:display-name="left_page_footer.B" style:family="table-column">
      <style:table-column-properties style:column-width="5.8764in" style:rel-column-width="61599*"/>
    </style:style>
    <style:style style:name="left_5f_page_5f_footer.A1" style:display-name="left_page_footer.A1" style:family="table-cell">
      <style:table-cell-properties fo:padding="0.0382in" fo:border-left="none" fo:border-right="none" fo:border-top="0.0139in solid #000000" fo:border-bottom="none"/>
    </style:style>
    <style:style style:name="right_5f_page_5f_footer" style:display-name="right_page_footer" style:family="table">
      <style:table-properties style:width="6.2396in" fo:margin-left="0in" fo:margin-right="0.0104in" table:align="margins"/>
    </style:style>
    <style:style style:name="right_5f_page_5f_footer.A" style:display-name="right_page_footer.A" style:family="table-column">
      <style:table-column-properties style:column-width="5.8132in" style:rel-column-width="61056*"/>
    </style:style>
    <style:style style:name="right_5f_page_5f_footer.B" style:display-name="right_page_footer.B" style:family="table-column">
      <style:table-column-properties style:column-width="0.4264in" style:rel-column-width="4479*"/>
    </style:style>
    <style:style style:name="right_5f_page_5f_footer.A1" style:display-name="right_page_footer.A1" style:family="table-cell">
      <style:table-cell-properties fo:padding="0.0382in" fo:border-left="none" fo:border-right="none" fo:border-top="0.0139in solid #000000" fo:border-bottom="none"/>
    </style:style>
    <style:style style:name="P1" style:family="paragraph" style:parent-style-name="Table_20_Contents">
      <style:paragraph-properties fo:text-align="start" style:justify-single-word="false" fo:padding="0in" fo:border="none" style:shadow="none"/>
    </style:style>
    <style:style style:name="P2" style:family="paragraph" style:parent-style-name="Table_20_Contents">
      <style:paragraph-properties fo:text-align="center" style:justify-single-word="false" fo:padding="0in" fo:border="none" style:shadow="none"/>
    </style:style>
    <style:style style:name="P3" style:family="paragraph" style:parent-style-name="Footer">
      <style:paragraph-properties fo:text-align="start" style:justify-single-word="false"/>
    </style:style>
    <style:style style:name="P4" style:family="paragraph" style:parent-style-name="Footer">
      <style:paragraph-properties fo:margin-left="0in" fo:margin-right="0in" fo:text-indent="0in" style:auto-text-indent="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usage="mirrored">
      <style:page-layout-properties fo:page-width="8.5in" fo:page-height="11in" style:num-format="1" style:print-orientation="portrait" fo:margin-top="0.7874in" fo:margin-bottom="0.7874in" fo:margin-left="1.2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3" style:page-usage="mirrored">
      <style:page-layout-properties fo:page-width="8.5in" fo:page-height="11in" style:num-format="1" style:print-orientation="portrait" fo:margin-top="0.7874in" fo:margin-bottom="0.7874in" fo:margin-left="1.25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Footer"/>
      </style:footer>
    </style:master-page>
    <style:master-page style:name="Left_20_Page" style:display-name="Left Page" style:page-layout-name="pm2" style:next-style-name="Right_20_Page">
      <style:footer>
        <table:table table:name="left_page_footer" table:style-name="left_5f_page_5f_footer">
          <table:table-column table:style-name="left_5f_page_5f_footer.A"/>
          <table:table-column table:style-name="left_5f_page_5f_footer.B"/>
          <table:table-row>
            <table:table-cell table:style-name="left_5f_page_5f_footer.A1" office:value-type="string">
              <text:p text:style-name="P1"><text:page-number text:select-page="current"/></text:p>
            </table:table-cell>
            <table:table-cell table:style-name="left_5f_page_5f_footer.A1" office:value-type="string">
              <text:p text:style-name="P2"><text:chapter text:display="name" text:outline-level="1"/></text:p>
            </table:table-cell>
          </table:table-row>
        </table:table>
        <text:p text:style-name="P3"/>
      </style:footer>
    </style:master-page>
    <style:master-page style:name="Right_20_Page" style:display-name="Right Page" style:page-layout-name="pm3" style:next-style-name="Left_20_Page">
      <style:footer>
        <table:table table:name="right_page_footer" table:style-name="right_5f_page_5f_footer">
          <table:table-column table:style-name="right_5f_page_5f_footer.A"/>
          <table:table-column table:style-name="right_5f_page_5f_footer.B"/>
          <table:table-row>
            <table:table-cell table:style-name="right_5f_page_5f_footer.A1" office:value-type="string">
              <text:p text:style-name="P2"><text:chapter text:display="name" text:outline-level="1"/></text:p>
            </table:table-cell>
            <table:table-cell table:style-name="right_5f_page_5f_footer.A1" office:value-type="string">
              <text:p text:style-name="Table_20_Contents"><text:page-number text:select-page="current"/></text:p>
            </table:table-cell>
          </table:table-row>
        </table:table>
        <text:p text:style-name="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meta:creation-date>2008-04-09T09:35:40</meta:creation-date>
    <dc:date>2009-08-20T09:30:34</dc:date>
    <meta:print-date>2008-06-03T13:42:45</meta:print-date>
    <meta:editing-cycles>256</meta:editing-cycles>
    <meta:editing-duration>PT15H5M52S</meta:editing-duration>
    <meta:user-defined meta:name="Info 1"/>
    <meta:user-defined meta:name="Info 2"/>
    <meta:user-defined meta:name="Info 3"/>
    <meta:user-defined meta:name="Info 4"/>
    <meta:document-statistic meta:table-count="13" meta:image-count="0" meta:object-count="0" meta:page-count="17" meta:paragraph-count="329" meta:word-count="4744" meta:character-count="30711"/>
  </office:meta>
</office:document-meta>
</file>